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AnnotationBeanPostProcessor.setExecutor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BeanPostProcessor.setBeanFactory( BeanFactory bean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yncAnnotationBeanPostProcessor.AsyncAnnotationBeanPos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BeanPostProcessor.setAsyncAnnotationType( Class &lt; ? extends Annotation &gt; async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yncAnnotationBeanPostProcessor.setExceptionHandler( AsyncUncaughtExceptionHandler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AnnotationBeanPostProcessor.configure( @ Nullable Supplier &lt; Executor &gt; executor , @ Nullable Supplier &lt; AsyncUncaughtExceptionHandler &gt; excep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